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A0000025366F5B2DDBC3805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163cm"/>
    </style:style>
    <style:style style:name="pr2" style:family="presentation" style:parent-style-name="lyt-aqua-notes">
      <style:graphic-properties draw:fill-color="#ffffff" fo:min-height="13.114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outline1">
      <style:graphic-properties fo:min-height="14.895cm"/>
    </style:style>
    <style:style style:name="pr5" style:family="presentation" style:parent-style-name="lyt-aqua-notes">
      <style:graphic-properties draw:fill-color="#ffffff" draw:auto-grow-height="true" fo:min-height="13.365cm"/>
    </style:style>
    <style:style style:name="pr6" style:family="presentation" style:parent-style-name="lyt-aqua-title">
      <style:graphic-properties fo:min-height="3.256cm"/>
    </style:style>
    <style:style style:name="pr7" style:family="presentation" style:parent-style-name="lyt-aqua-outline1">
      <style:graphic-properties fo:min-height="14cm"/>
    </style:style>
    <style:style style:name="pr8" style:family="presentation" style:parent-style-name="lyt-aqua-outline1">
      <style:graphic-properties fo:min-height="11.25cm"/>
    </style:style>
    <style:style style:name="pr9" style:family="presentation" style:parent-style-name="lyt-aqua-outline1">
      <style:graphic-properties fo:min-height="13.661cm"/>
    </style:style>
    <style:style style:name="pr10" style:family="presentation" style:parent-style-name="lyt-aqua-outline1">
      <style:graphic-properties fo:min-height="11.363cm"/>
    </style:style>
    <style:style style:name="pr11" style:family="presentation" style:parent-style-name="lyt-aqua-outline1">
      <style:graphic-properties fo:min-height="13.895cm"/>
    </style:style>
    <style:style style:name="pr12" style:family="presentation" style:parent-style-name="lyt-aqua-outline1">
      <style:graphic-properties fo:min-height="12.395cm"/>
    </style:style>
    <style:style style:name="pr13" style:family="presentation" style:parent-style-name="lyt-aqua-outline1">
      <style:graphic-properties fo:min-height="12.129cm"/>
    </style:style>
    <style:style style:name="pr14" style:family="presentation" style:parent-style-name="lyt-aqua-outline1">
      <style:graphic-properties draw:auto-grow-height="true" fo:min-height="11.501cm"/>
    </style:style>
    <style:style style:name="pr15" style:family="presentation" style:parent-style-name="lyt-aqua-outline1">
      <style:graphic-properties fo:min-height="15.161cm"/>
    </style:style>
    <style:style style:name="pr16" style:family="presentation" style:parent-style-name="lyt-aqua-outline1">
      <style:graphic-properties fo:min-height="15cm"/>
    </style:style>
    <style:style style:name="pr17" style:family="presentation" style:parent-style-name="lyt-aqua-outline1">
      <style:graphic-properties fo:min-height="16.28cm"/>
    </style:style>
    <style:style style:name="pr18" style:family="presentation" style:parent-style-name="lyt-aqua-outline1">
      <style:graphic-properties fo:min-height="14.661cm"/>
    </style:style>
    <style:style style:name="pr19" style:family="presentation" style:parent-style-name="lyt-aqua-outline1">
      <style:graphic-properties fo:min-height="15.427cm"/>
    </style:style>
    <style:style style:name="pr20" style:family="presentation" style:parent-style-name="lyt-aqua-outline1">
      <style:graphic-properties draw:auto-grow-height="true" fo:min-height="14.814cm"/>
    </style:style>
    <style:style style:name="pr21" style:family="presentation" style:parent-style-name="lyt-aqua-outline1">
      <style:graphic-properties draw:auto-grow-height="true" fo:min-height="16.193cm"/>
    </style:style>
    <style:style style:name="pr22" style:family="presentation" style:parent-style-name="lyt-aqua-outline1">
      <style:graphic-properties fo:min-height="15.693cm"/>
    </style:style>
    <style:style style:name="pr23" style:family="presentation" style:parent-style-name="lyt-aqua-outline1">
      <style:graphic-properties draw:auto-grow-height="true" fo:min-height="12.895cm"/>
    </style:style>
    <style:style style:name="pr24" style:family="presentation" style:parent-style-name="lyt-aqua-outline1">
      <style:graphic-properties fo:min-height="11.713cm"/>
    </style:style>
    <style:style style:name="pr25" style:family="presentation" style:parent-style-name="lyt-aqua-subtitle">
      <style:graphic-properties draw:fill-color="#ffffff" fo:min-height="15.91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c5000b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ff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color="#ff0000" fo:font-size="48pt" style:font-size-asian="48pt" style:font-size-complex="48pt"/>
    </style:style>
    <style:style style:name="T1" style:family="text">
      <style:text-properties fo:color="#c5000b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0000"/>
    </style:style>
    <style:style style:name="T4" style:family="text">
      <style:text-properties style:use-window-font-color="tru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0000" fo:font-style="normal" style:font-style-asian="normal" style:font-style-complex="normal"/>
    </style:style>
    <style:style style:name="T11" style:family="text">
      <style:text-properties fo:color="#b80047" fo:font-style="italic" style:font-style-asian="italic" style:font-style-complex="italic"/>
    </style:style>
    <style:style style:name="T12" style:family="text">
      <style:text-properties fo:color="#ff00ff" fo:font-weight="bold" style:font-weight-asian="bold" style:font-weight-complex="bold"/>
    </style:style>
    <style:style style:name="T13" style:family="text">
      <style:text-properties fo:color="#ff00ff"/>
    </style:style>
    <style:style style:name="T14" style:family="text">
      <style:text-properties fo:color="#ff00ff" fo:font-style="italic" style:font-style-asian="italic" style:font-style-complex="itali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text-position="super 58%"/>
    </style:style>
    <style:style style:name="T23" style:family="text">
      <style:text-properties fo:color="#ff0000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2" draw:layer="layout" svg:width="25.199cm" svg:height="16.163cm" svg:x="1.5cm" svg:y="2.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LEARNING SHELL</text:span></text:p>
            <text:p text:style-name="P1"><text:span text:style-name="T2"><text:s text:c="38"/></text:span></text:p>
            <text:p text:style-name="P1"><text:span text:style-name="T2"><text:s text:c="46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><text:span text:style-name="T3">SHELL</text:span></text:p>
          </draw:text-box>
        </draw:frame>
        <draw:frame presentation:style-name="pr4" draw:layer="layout" svg:width="24.599cm" svg:height="14.895cm" svg:x="2cm" svg:y="4.5cm" presentation:class="outline" presentation:user-transformed="true">
          <draw:text-box>
            <text:list text:style-name="L2">
              <text:list-item>
                <text:p>A command interpreter.</text:p>
              </text:list-item>
              <text:list-item>
                <text:p>Bash, korn, C, etc...</text:p>
              </text:list-item>
              <text:list-item>
                <text:p>echo $SHELL= to know the shell type.</text:p>
              </text:list-item>
              <text:list-item>
                <text:p>wc= lines, words &amp; chars. <text:s text:c="32"/><text:s/>wc -lwc</text:p>
              </text:list-item>
              <text:list-item>
                <text:p>ls -laf</text:p>
              </text:list-item>
              <text:list-item>
                <text:p>date +%m, +%h (d, y, H, M, S)</text:p>
              </text:list-item>
              <text:list-item>
                <text:p>Cal, bc</text:p>
              </text:list-item>
              <text:list-item>
                <text:p>echo $? = state of command executed.</text:p>
              </text:list-item>
            </text:list>
          </draw:text-box>
        </draw:frame>
        <draw:frame draw:style-name="gr2" draw:text-style-name="P5" draw:layer="layout" svg:width="2.695cm" svg:height="3.112cm" svg:x="25.305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><text:span text:style-name="T3">Contd....</text:span></text:p>
          </draw:text-box>
        </draw:frame>
        <draw:frame presentation:style-name="pr7" draw:layer="layout" svg:width="24.599cm" svg:height="14cm" svg:x="2cm" svg:y="4.5cm" presentation:class="outline" presentation:user-transformed="true">
          <draw:text-box>
            <text:list text:style-name="L2">
              <text:list-item>
                <text:p>find- locating files <text:s text:c="45"/>find <text:s/>path_list <text:s/>selection_criteria <text:s/>action</text:p>
              </text:list-item>
              <text:list-item>
                <text:p>find /home -name “*.c” -print <text:s text:c="28"/>find . -name “[a-z]*” -print <text:s text:c="33"/><text:s/></text:p>
              </text:list-item>
              <text:list-item>
                <text:p>* -- <text:s/>one or more characters <text:s text:c="29"/><text:s/>? -- single character <text:s text:c="40"/><text:s text:c="2"/>\ -- removes meaning of metacharacter after it</text:p>
              </text:list-item>
              <text:list-item>
                <text:p>rm chap\*</text:p>
              </text:list-item>
              <text:list-item>
                <text:p>Combine commands using semicolon (;)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><text:span text:style-name="T3">Quoting...</text:span></text:p>
          </draw:text-box>
        </draw:frame>
        <draw:frame presentation:style-name="pr8" draw:layer="layout" svg:width="24.599cm" svg:height="11.25cm" svg:x="2cm" svg:y="5.5cm" presentation:class="outline">
          <draw:text-box>
            <text:list text:style-name="L2">
              <text:list-item>
                <text:p>Shell compresses multiple spaces. So use single or double quotes.</text:p>
              </text:list-item>
              <text:list-item>
                <text:p>Escape sequences:- \t, \c, \n use 'echo -e' <text:s text:c="6"/>echo -e 'Enter your name: \c'</text:p>
              </text:list-item>
              <text:list-item>
                <text:p>Lot more about quoting later... :)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><text:span text:style-name="T3">Redirection</text:span></text:p>
          </draw:text-box>
        </draw:frame>
        <draw:frame presentation:style-name="pr9" draw:layer="layout" svg:width="24.599cm" svg:height="13.661cm" svg:x="2cm" svg:y="4.839cm" presentation:class="outline" presentation:user-transformed="true">
          <draw:text-box>
            <text:list text:style-name="L2">
              <text:list-item>
                <text:p>Chevron:- <text:s text:c="57"/><text:s/>&lt; -- standard i/p (0&lt;) <text:s text:c="40"/><text:s/>&gt; -- standard o/p (1&gt;) <text:s text:c="38"/><text:s text:c="2"/>error is 2&gt;</text:p>
              </text:list-item>
              <text:list-item>
                <text:p>who &gt; newfile <text:s text:c="51"/><text:s/>who &gt;&gt; newfile <text:s text:c="48"/><text:s text:c="2"/>wc &lt; newfile</text:p>
              </text:list-item>
              <text:list-item>
                <text:p>wc &lt; infile &gt; newfile <text:s text:c="42"/>wc &gt; newfile &lt; infile <text:s text:c="42"/>&gt; newfile &lt; infile wc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><text:span text:style-name="T3">Pipes</text:span></text:p>
          </draw:text-box>
        </draw:frame>
        <draw:frame presentation:style-name="pr10" draw:layer="layout" svg:width="24.599cm" svg:height="11.363cm" svg:x="2cm" svg:y="5.5cm" presentation:class="outline" presentation:user-transformed="true">
          <draw:text-box>
            <text:list text:style-name="L2">
              <text:list-item>
                <text:p>Commands supporting std i/p (and/or) std o/p.</text:p>
              </text:list-item>
              <text:list-item>
                <text:p>command1 | command2 | command3</text:p>
              </text:list-item>
              <text:list-item>
                <text:p>ls | more</text:p>
              </text:list-item>
              <text:list-item>
                <text:p>ls | wc -l <text:s text:c="60"/></text:p>
              </text:list-item>
              <text:list-item>
                <text:p>ls | wc -l &gt; fcount</text:p>
              </text:list-item>
              <text:list-item>
                <text:p>more:- only forward <text:s text:c="42"/>less:- reverse as well.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Command substitutions</text:span></text:p>
          </draw:text-box>
        </draw:frame>
        <draw:frame presentation:style-name="pr8" draw:layer="layout" svg:width="24.599cm" svg:height="11.25cm" svg:x="2cm" svg:y="5.5cm" presentation:class="outline">
          <draw:text-box>
            <text:list text:style-name="L2">
              <text:list-item>
                <text:p>echo The date today is `date`</text:p>
              </text:list-item>
              <text:list-item>
                <text:p>echo “The date today is `date`”</text:p>
              </text:list-item>
              <text:list-item>
                <text:p>echo 'The date today is `date`'</text:p>
              </text:list-item>
              <text:list-item>
                <text:p><text:span text:style-name="T3">For command substitution single quote </text:span><text:span text:style-name="T3">ignores the command!!</text:span>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Shell variables...</text:span></text:p>
          </draw:text-box>
        </draw:frame>
        <draw:frame presentation:style-name="pr11" draw:layer="layout" svg:width="24.599cm" svg:height="13.895cm" svg:x="2cm" svg:y="4.371cm" presentation:class="outline" presentation:user-transformed="true">
          <draw:text-box>
            <text:list text:style-name="L2">
              <text:list-item>
                <text:p>x = 5 <text:s text:c="65"/>echo $x <text:s text:c="61"/>unset x</text:p>
              </text:list-item>
              <text:list-item>
                <text:p>First character must be a letter or underscore.</text:p>
              </text:list-item>
              <text:list-item>
                <text:p>Case sensitive, initialised to null strings.</text:p>
              </text:list-item>
              <text:list-item>
                <text:p>msg = 'Hi everybody' ; echo $msg</text:p>
              </text:list-item>
              <text:list-item>
                <text:p><text:span text:style-name="T3">Variable substitution doesn't take place with </text:span><text:span text:style-name="T3">single quotes.</text:span></text:p>
              </text:list-item>
              <text:list-item>
                <text:p><text:span text:style-name="T4">echo “The value of x is $x”</text:span>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Using variables....</text:span></text:p>
          </draw:text-box>
        </draw:frame>
        <draw:frame presentation:style-name="pr12" draw:layer="layout" svg:width="24.599cm" svg:height="12.395cm" svg:x="2cm" svg:y="5.5cm" presentation:class="outline" presentation:user-transformed="true">
          <draw:text-box>
            <text:list text:style-name="L2">
              <text:list-item>
                <text:p>Setting pathname: <text:s text:c="44"/><text:s text:c="11"/>mfile='/home/mihir/' <text:s text:c="31"/><text:s text:c="12"/>cd $mfile</text:p>
              </text:list-item>
              <text:list-item>
                <text:p>UNIX command to a variable: <text:s text:c="26"/><text:s text:c="11"/>myzip=”zip hello.c” <text:s text:c="32"/><text:s text:c="12"/>$myzip <text:s text:c="7"/></text:p>
              </text:list-item>
              <text:list-item>
                <text:p>Command substitutions to set variables: <text:s text:c="9"/><text:s text:c="11"/>mydir=`pwd` <text:s text:c="42"/><text:s text:c="12"/>echo $mydir <text:s text:c="19"/>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Variables contd...</text:span></text:p>
          </draw:text-box>
        </draw:frame>
        <draw:frame presentation:style-name="pr8" draw:layer="layout" svg:width="24.599cm" svg:height="11.25cm" svg:x="2cm" svg:y="5.5cm" presentation:class="outline">
          <draw:text-box>
            <text:list text:style-name="L2">
              <text:list-item>
                <text:p>x=hi ; y=.everybody <text:s text:c="40"/>z= $x$y <text:s text:c="61"/>echo $z <text:s text:c="61"/><text:s/>output:- hi.everybody</text:p>
              </text:list-item>
              <text:list-item>
                <text:p>echo ${x} <text:s text:c="58"/><text:s/>echo ${x}gh <text:s text:c="53"/><text:s text:c="2"/>output:- high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Arrays in shell</text:span></text:p>
          </draw:text-box>
        </draw:frame>
        <draw:frame presentation:style-name="pr13" draw:layer="layout" svg:width="24.599cm" svg:height="12.129cm" svg:x="2cm" svg:y="5.5cm" presentation:class="outline" presentation:user-transformed="true">
          <draw:text-box>
            <text:list text:style-name="L2">
              <text:list-item>
                <text:p><text:span text:style-name="T5">name[index]=value</text:span></text:p>
              </text:list-item>
              <text:list-item>
                <text:p><text:span text:style-name="T5">name=(value1, value2, .... , valuen)</text:span></text:p>
              </text:list-item>
              <text:list-item>
                <text:p>Keeps track of only those array indices that contain values.</text:p>
              </text:list-item>
              <text:list-item>
                <text:p>${name[index]}</text:p>
              </text:list-item>
              <text:list-item>
                <text:p>Access all elements of an array:- <text:s text:c="21"/><text:s text:c="8"/>${name[*]} <text:s text:c="48"/><text:s text:c="9"/>${name[@]}</text:p>
              </text:list-item>
            </text:list>
          </draw:text-box>
        </draw:frame>
        <draw:frame draw:style-name="gr2" draw:text-style-name="P5" draw:layer="layout" svg:width="2.695cm" svg:height="3.112cm" svg:x="25.308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6" draw:text-style-name="P4" draw:layer="layout" svg:width="25.199cm" svg:height="3.256cm" svg:x="1.5cm" svg:y="0.744cm" presentation:class="title" presentation:user-transformed="true">
          <draw:text-box>
            <text:p><text:span text:style-name="T3">head</text:span></text:p>
          </draw:text-box>
        </draw:frame>
        <draw:frame presentation:style-name="pr8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To display top of the file.</text:p>
              </text:list-item>
              <text:list-item>
                <text:p>Syntax:- <text:span text:style-name="T6">head [-n </text:span><text:span text:style-name="T7">lines</text:span><text:span text:style-name="T8">]</text:span><text:span text:style-name="T7"> files </text:span><text:span text:style-name="T5"><text:s text:c="29"/></text:span><text:span text:style-name="T5"><text:s text:c="6"/></text:span><text:span text:style-name="T9">when used without an option, it displays </text:span><text:span text:style-name="T9">first 10 lines.</text:span></text:p>
              </text:list-item>
              <text:list-item>
                <text:p><text:span text:style-name="T9">vi `ls -t | head -1` <text:s text:c="46"/></text:span><text:span text:style-name="T9"><text:s text:c="5"/>opens last modified file.</text:span></text:p>
              </text:list-item>
              <text:list-item>
                <text:p><text:span text:style-name="T10">Read man head</text:span><text:span text:style-name="T9"> for cool options.</text:span>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3" draw:text-style-name="P4" draw:layer="layout" svg:width="25.199cm" svg:height="3.507cm" svg:x="1.4cm" svg:y="0.837cm" presentation:class="title">
          <draw:text-box>
            <text:p><text:span text:style-name="T3">tail</text:span></text:p>
          </draw:text-box>
        </draw:frame>
        <draw:frame presentation:style-name="pr14" draw:text-style-name="P1" draw:layer="layout" svg:width="24.599cm" svg:height="11.501cm" svg:x="2cm" svg:y="5.5cm" presentation:class="outline">
          <draw:text-box>
            <text:list text:style-name="L2">
              <text:list-item>
                <text:p text:style-name="P1">Opposite to head. Displays the end of file.</text:p>
              </text:list-item>
              <text:list-item>
                <text:p text:style-name="P1">Syntax:-<text:span text:style-name="T6"> tail [-n</text:span><text:span text:style-name="T7"> lines</text:span><text:span text:style-name="T6">] </text:span><text:span text:style-name="T7">files</text:span><text:span text:style-name="T11"> <text:s/></text:span><text:span text:style-name="T5"><text:s text:c="31"/></text:span><text:span text:style-name="T5"><text:s text:c="7"/></text:span><text:span text:style-name="T9">when used without an option it displays </text:span><text:span text:style-name="T9">the last 10 lines.</text:span></text:p>
              </text:list-item>
              <text:list-item>
                <text:p text:style-name="P1"><text:span text:style-name="T10">Read man tail.</text:span></text:p>
              </text:list-item>
              <text:list-item>
                <text:p text:style-name="P1"><text:span text:style-name="T9">+k option: line number from where selection <text:s text:c="3"/></text:span><text:span text:style-name="T9"><text:s text:c="18"/>should begin.</text:span>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cut</text:span></text:p>
          </draw:text-box>
        </draw:frame>
        <draw:frame presentation:style-name="pr15" draw:layer="layout" svg:width="24.599cm" svg:height="15.161cm" svg:x="1.901cm" svg:y="4.105cm" presentation:class="outline" presentation:user-transformed="true">
          <draw:text-box>
            <text:list text:style-name="L2">
              <text:list-item>
                <text:p>Cut columns:- <text:s text:c="51"/><text:s text:c="12"/>cut -c1-4 data <text:s text:c="39"/><text:s text:c="13"/>cut -c -3,6-22,55- data</text:p>
              </text:list-item>
              <text:list-item>
                <text:p>Cut fields:- <text:s text:c="56"/><text:s text:c="12"/>cut -d: -f1,3 data</text:p>
              </text:list-item>
              <text:list-item>
                <text:p>-d specifies the delimiter which is tab by default.</text:p>
              </text:list-item>
              <text:list-item>
                <text:p>who | cut -d “ “ -f1</text:p>
              </text:list-item>
              <text:list-item>
                <text:p><text:span text:style-name="T3">Read man paste and sort!!!</text:span></text:p>
              </text:list-item>
              <text:list-item>
                <text:p><text:span text:style-name="T6">Have a glance at comm, cmp and diff...</text:span>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><text:span text:style-name="T3">grep- searching for a pattern</text:span></text:p>
          </draw:text-box>
        </draw:frame>
        <draw:frame presentation:style-name="pr16" draw:layer="layout" svg:width="24.599cm" svg:height="15cm" svg:x="2cm" svg:y="5cm" presentation:class="outline" presentation:user-transformed="true">
          <draw:text-box>
            <text:list text:style-name="L2">
              <text:list-item>
                <text:p>grep<text:span text:style-name="T5"> options pattern filename(s)</text:span></text:p>
              </text:list-item>
              <text:list-item>
                <text:p><text:span text:style-name="T9">who | grep mihir &gt; user</text:span></text:p>
              </text:list-item>
              <text:list-item>
                <text:p><text:span text:style-name="T10">-c <text:s/>: number of lines <text:s text:c="42"/></text:span><text:span text:style-name="T10">-v <text:s/>: lines not containing the pattern <text:s text:c="17"/></text:span><text:span text:style-name="T10"><text:s/>-l <text:s text:c="2"/>: filenames where pattern occurs <text:s text:c="15"/></text:span><text:span text:style-name="T10"><text:s text:c="2"/>-n <text:s/>: line numbers where pattern occurs <text:s text:c="9"/></text:span><text:span text:style-name="T10"><text:s text:c="3"/>-i <text:s text:c="2"/>: ignores case matching <text:s text:c="27"/></text:span><text:span text:style-name="T10"><text:s text:c="4"/>-e <text:s/>: for patterns beggining with hyphen(-) <text:s/></text:span></text:p>
                <text:p><text:span text:style-name="T9"><text:s text:c="3"/></text:span>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grep contd...</text:span></text:p>
          </draw:text-box>
        </draw:frame>
        <draw:frame presentation:style-name="pr9" draw:layer="layout" svg:width="24.599cm" svg:height="13.661cm" svg:x="2cm" svg:y="5.5cm" presentation:class="outline" presentation:user-transformed="true">
          <draw:text-box>
            <text:list text:style-name="L2">
              <text:list-item>
                <text:p><text:span text:style-name="T3">Regular expressions:- </text:span><text:s text:c="38"/><text:s text:c="5"/><text:span text:style-name="T12">g*</text:span><text:span text:style-name="T13"> : nothing or g, gg, ggg, etc. <text:s text:c="21"/></text:span><text:span text:style-name="T13"><text:s text:c="5"/></text:span><text:span text:style-name="T12"><text:s/>[abc]</text:span><text:span text:style-name="T13"> : a or b or c <text:s text:c="40"/></text:span><text:span text:style-name="T13"><text:s text:c="6"/></text:span><text:span text:style-name="T12">[1-3] </text:span><text:span text:style-name="T13">: digit between 1 and 3 <text:s text:c="22"/></text:span><text:span text:style-name="T13"><text:s text:c="7"/></text:span><text:span text:style-name="T12">[^abc]</text:span><text:span text:style-name="T13"> : single char which is not a, b or c <text:s/></text:span><text:span text:style-name="T13"><text:s text:c="8"/></text:span><text:span text:style-name="T12">^pat</text:span><text:span text:style-name="T13"> : pattern </text:span><text:span text:style-name="T14">pat</text:span><text:span text:style-name="T13"> at the beginning of line </text:span><text:span text:style-name="T13"><text:s text:c="9"/></text:span><text:span text:style-name="T12">pat$</text:span><text:span text:style-name="T13"> : pattern </text:span><text:span text:style-name="T14">pat</text:span><text:span text:style-name="T13"> at the end of line <text:s text:c="9"/></text:span><text:span text:style-name="T13"><text:s text:c="10"/></text:span><text:span text:style-name="T12">^$</text:span><text:span text:style-name="T13"> : line containing nothing!</text:span></text:p>
              </text:list-item>
              <text:list-item>
                <text:p>grep “[78]....$” emp.lst</text:p>
              </text:list-item>
              <text:list-item>
                <text:p><text:span text:style-name="T3">Read man grep!!!</text:span> :)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Awk- programming lang.</text:span></text:p>
          </draw:text-box>
        </draw:frame>
        <draw:frame presentation:style-name="pr17" draw:layer="layout" svg:width="24.599cm" svg:height="16.28cm" svg:x="2.023cm" svg:y="3.597cm" presentation:class="outline" presentation:user-transformed="true">
          <draw:text-box>
            <text:list text:style-name="L2">
              <text:list-item>
                <text:p>Syntax:- <text:s text:c="60"/><text:s text:c="3"/>awk <text:span text:style-name="T5">options 'selection criteria {actions}' </text:span><text:span text:style-name="T5">file(s)</text:span></text:p>
              </text:list-item>
              <text:list-item>
                <text:p><text:span text:style-name="T9">awk '/^Rohit:/ {print}' data</text:span></text:p>
              </text:list-item>
              <text:list-item>
                <text:p><text:span text:style-name="T15">-F</text:span><text:span text:style-name="T9"> : splits lines into fields on whitespace or on </text:span><text:span text:style-name="T9"><text:s text:c="8"/>delimiter specified. <text:s text:c="35"/></text:span><text:span text:style-name="T9"><text:s text:c="4"/>awk -F”|” '/sales/ { print $2, $5 }' data</text:span></text:p>
              </text:list-item>
              <text:list-item>
                <text:p><text:span text:style-name="T16">awk -F”|” 'NR==3, NR==6 {print NR, $2, $5}' data</text:span></text:p>
              </text:list-item>
              <text:list-item>
                <text:p><text:span text:style-name="T17">We can use the printf options in awk!!</text:span></text:p>
              </text:list-item>
              <text:list-item>
                <text:p><text:span text:style-name="T17">We can also compare fields in awk!!</text:span></text:p>
              </text:list-item>
              <text:list-item>
                <text:p><text:span text:style-name="T18">awk -F”|” '/true*man/ {printf “%3d %12s\n”, NR,$3 }' </text:span><text:span text:style-name="T18">data</text:span>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Shell scripts</text:span></text:p>
          </draw:text-box>
        </draw:frame>
        <draw:frame presentation:style-name="pr18" draw:layer="layout" svg:width="24.599cm" svg:height="14.661cm" svg:x="1.878cm" svg:y="4.034cm" presentation:class="outline" presentation:user-transformed="true">
          <draw:text-box>
            <text:list text:style-name="L2">
              <text:list-item>
                <text:p>Always the first line is:- <text:s text:c="36"/><text:s text:c="9"/>#! /bin/bash</text:p>
              </text:list-item>
              <text:list-item>
                <text:p>&lt;filename&gt;.sh</text:p>
              </text:list-item>
              <text:list-item>
                <text:p>Change permissions for execution.</text:p>
              </text:list-item>
              <text:list-item>
                <text:p>Comments:- <text:s text:c="54"/><text:s text:c="12"/># this line is a comment!</text:p>
              </text:list-item>
              <text:list-item>
                <text:p>Shell scripts are always run in a separate shell- sub shell. <text:s text:c="48"/><text:s text:c="8"/>Use ./a.sh <text:s text:c="35"/>OR <text:s text:c="8"/><text:s text:c="17"/>sh a.sh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><text:span text:style-name="T3">Shell scripts contd...</text:span></text:p>
          </draw:text-box>
        </draw:frame>
        <draw:frame presentation:style-name="pr19" draw:layer="layout" svg:width="24.599cm" svg:height="15.427cm" svg:x="1.837cm" svg:y="4.32cm" presentation:class="outline" presentation:user-transformed="true">
          <draw:text-box>
            <text:list text:style-name="L2">
              <text:list-item>
                <text:p>#!/bin/bash :- The # when followed by ! the <text:s text:c="6"/><text:s text:c="22"/>shell interprets the string as the <text:s/><text:s text:c="23"/>interpreter specification.</text:p>
              </text:list-item>
              <text:list-item>
                <text:p>READ-- accept input from user:- <text:s text:c="22"/><text:s text:c="12"/>read <text:span text:style-name="T5">variable_name</text:span></text:p>
              </text:list-item>
              <text:list-item>
                <text:p><text:span text:style-name="T9">Program:- read1.sh</text:span></text:p>
              </text:list-item>
              <text:list-item>
                <text:p><text:span text:style-name="T9">$1 : first argument <text:s text:c="44"/></text:span><text:span text:style-name="T9"><text:s/>$2 : second argument <text:s text:c="37"/></text:span><text:span text:style-name="T9"><text:s/>$0 : name of the script <text:s text:c="37"/></text:span><text:span text:style-name="T9"><text:s/>$# : number of arguments <text:s text:c="31"/></text:span><text:span text:style-name="T9"><text:s/>$* : complete set of positional parameters</text:span></text:p>
              </text:list-item>
            </text:list>
          </draw:text-box>
        </draw:frame>
        <draw:frame draw:style-name="gr2" draw:text-style-name="P5" draw:layer="layout" svg:width="2.695cm" svg:height="3.112cm" svg:x="25.306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Contd...</text:span></text:p>
          </draw:text-box>
        </draw:frame>
        <draw:frame presentation:style-name="pr8" draw:layer="layout" svg:width="24.599cm" svg:height="11.25cm" svg:x="2cm" svg:y="5.5cm" presentation:class="outline">
          <draw:text-box>
            <text:list text:style-name="L2">
              <text:list-item>
                <text:p>cmd1 &amp;&amp; cmd2 : cmd2 is executed only if cmd1 succeeds!</text:p>
              </text:list-item>
              <text:list-item>
                <text:p>cmd1 || cmd2 : cmd2 is executed only if cmd1 fails!</text:p>
              </text:list-item>
            </text:list>
          </draw:text-box>
        </draw:frame>
        <draw:frame draw:style-name="gr2" draw:text-style-name="P5" draw:layer="layout" svg:width="2.695cm" svg:height="3.112cm" svg:x="25.307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3T3">
        <draw:frame presentation:style-name="pr3" draw:text-style-name="P4" draw:layer="layout" svg:width="25.199cm" svg:height="3.507cm" svg:x="1.4cm" svg:y="0.837cm" presentation:class="title">
          <draw:text-box>
            <text:p><text:span text:style-name="T3">The </text:span><text:span text:style-name="T19">if</text:span><text:span text:style-name="T3"> conditional</text:span></text:p>
          </draw:text-box>
        </draw:frame>
        <draw:frame presentation:style-name="pr20" draw:layer="layout" svg:width="12.003cm" svg:height="14.814cm" svg:x="1.878cm" svg:y="4.238cm" presentation:class="outline" presentation:user-transformed="true">
          <draw:text-box>
            <text:list text:style-name="L2">
              <text:list-item>
                <text:p><text:span text:style-name="T20">if cmd is successful <text:s text:c="8"/>then <text:s text:c="37"/></text:span><text:span text:style-name="T20">execute cmds <text:s text:c="12"/>else <text:s text:c="37"/></text:span><text:span text:style-name="T20">execute cmds <text:s text:c="13"/>fi</text:span></text:p>
              </text:list-item>
              <text:list-item>
                <text:p><text:span text:style-name="T20">if cmd is successful <text:s text:c="8"/>then <text:s text:c="37"/></text:span><text:span text:style-name="T20">execute cmds <text:s text:c="12"/>elif cmd is successful <text:s text:c="5"/>then... </text:span><text:span text:style-name="T20"><text:s text:c="29"/>else... <text:s text:c="29"/>fi</text:span></text:p>
              </text:list-item>
            </text:list>
          </draw:text-box>
        </draw:frame>
        <draw:frame presentation:style-name="pr8" draw:text-style-name="P6" draw:layer="layout" svg:width="12.003cm" svg:height="11.25cm" svg:x="14.603cm" svg:y="4.197cm" presentation:class="outline" presentation:user-transformed="true">
          <draw:text-box>
            <text:list text:style-name="L2">
              <text:list-item>
                <text:p><text:span text:style-name="T21">If grep “^$1” /etc/passwd 2&gt;/dev/null <text:s text:c="20"/>then <text:s text:c="4"/></text:span><text:span text:style-name="T21"><text:s text:c="34"/>echo “Pattern found” <text:s text:c="5"/>else <text:s text:c="10"/></text:span><text:span text:style-name="T21"><text:s text:c="28"/>echo “Pattern not found” fi</text:span></text:p>
              </text:list-item>
              <text:list-item>
                <text:p><text:span text:style-name="T21">./eg.sh mihir</text:span></text:p>
              </text:list-item>
            </text:list>
          </draw:text-box>
        </draw:frame>
        <draw:frame draw:style-name="gr2" draw:text-style-name="P5" draw:layer="layout" svg:width="2.695cm" svg:height="3.112cm" svg:x="25.307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3" draw:text-style-name="P4" draw:layer="layout" svg:width="25.199cm" svg:height="3.507cm" svg:x="1.441cm" svg:y="0.186cm" presentation:class="title" presentation:user-transformed="true">
          <draw:text-box>
            <text:p><text:span text:style-name="T3">Test and [ ]</text:span></text:p>
          </draw:text-box>
        </draw:frame>
        <draw:frame presentation:style-name="pr21" draw:layer="layout" svg:width="24.599cm" svg:height="16.193cm" svg:x="2cm" svg:y="3cm" presentation:class="outline" presentation:user-transformed="true">
          <draw:text-box>
            <text:list text:style-name="L2">
              <text:list-item>
                <text:p>-eg : equal to <text:s text:c="52"/><text:s/>-ne : not equal to <text:s text:c="45"/><text:s text:c="2"/>-gt : greater than <text:s text:c="45"/><text:s/>-ge : greater than or equal to <text:s text:c="27"/><text:s/>-lt : less than <text:s text:c="52"/><text:s/>-le : less than or equal to</text:p>
              </text:list-item>
              <text:list-item>
                <text:p>x=5; y=7; <text:s text:c="58"/><text:s text:c="2"/>test $x -eq $y ; echo $? <text:s text:c="34"/><text:s text:c="3"/>test $x -lt $y ; echo $? <text:s text:c="26"/></text:p>
              </text:list-item>
              <text:list-item>
                <text:p>s1 = s2 : true if s1 = s2 <text:s text:c="37"/>-n stg : true if stg is not null string <text:s text:c="20"/><text:s/>-z stg : true if stg is null string</text:p>
              </text:list-item>
            </text:list>
          </draw:text-box>
        </draw:frame>
        <draw:frame draw:style-name="gr2" draw:text-style-name="P5" draw:layer="layout" svg:width="2.695cm" svg:height="3.112cm" svg:x="25.307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Case conditional</text:span></text:p>
          </draw:text-box>
        </draw:frame>
        <draw:frame presentation:style-name="pr22" draw:layer="layout" svg:width="24.599cm" svg:height="15.693cm" svg:x="2cm" svg:y="4cm" presentation:class="outline" presentation:user-transformed="true">
          <draw:text-box>
            <text:list text:style-name="L2">
              <text:list-item>
                <text:p>case e<text:span text:style-name="T5">xpression</text:span> in <text:s text:c="43"/><text:s text:c="5"/><text:span text:style-name="T5"><text:s/>pattern1)</text:span> commands1 ;; <text:s text:c="29"/><text:s text:c="7"/><text:span text:style-name="T5">pattern2)</text:span> commands2 ;; <text:s text:c="28"/><text:s text:c="7"/><text:span text:style-name="T5"><text:s/>pattern3)</text:span> commands3 ;; <text:s text:c="27"/><text:s text:c="14"/>..... <text:s text:c="54"/><text:s text:c="4"/>esac</text:p>
              </text:list-item>
              <text:list-item>
                <text:p>echo “1.Read\n 2.Write\n 3.Exit \c” <text:s text:c="18"/><text:s/>read choice <text:s text:c="54"/><text:s/>case $choice in <text:s text:c="47"/><text:s text:c="8"/>1) .... <text:s text:c="57"/><text:s text:c="9"/>2) .... <text:s text:c="56"/><text:s text:c="10"/>3) ....</text:p>
              </text:list-item>
            </text:list>
          </draw:text-box>
        </draw:frame>
        <draw:frame draw:style-name="gr2" draw:text-style-name="P5" draw:layer="layout" svg:width="2.695cm" svg:height="3.112cm" svg:x="25.307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3T3">
        <draw:frame presentation:style-name="pr3" draw:text-style-name="P4" draw:layer="layout" svg:width="25.199cm" svg:height="3.507cm" svg:x="1.4cm" svg:y="0.837cm" presentation:class="title">
          <draw:text-box>
            <text:p><text:span text:style-name="T3">expr: computing</text:span></text:p>
          </draw:text-box>
        </draw:frame>
        <draw:frame presentation:style-name="pr23" draw:layer="layout" svg:width="12.003cm" svg:height="12.895cm" svg:x="2cm" svg:y="5.5cm" presentation:class="outline" presentation:user-transformed="true">
          <draw:text-box>
            <text:list text:style-name="L2">
              <text:list-item>
                <text:p>x=3 ; y=5 <text:s text:c="19"/>expr 3 + 5 <text:s text:c="16"/>output:- 8</text:p>
              </text:list-item>
              <text:list-item>
                <text:p>expr $x - $y <text:s text:c="15"/>output:- -2</text:p>
              </text:list-item>
              <text:list-item>
                <text:p>expr 3 \* 5 <text:s text:c="16"/>output:- 15</text:p>
              </text:list-item>
              <text:list-item>
                <text:p>expr $y / $x <text:s text:c="15"/>output:- 1</text:p>
              </text:list-item>
            </text:list>
          </draw:text-box>
        </draw:frame>
        <draw:frame presentation:style-name="pr8" draw:layer="layout" svg:width="12.003cm" svg:height="11.25cm" svg:x="14.604cm" svg:y="5.5cm" presentation:class="outline">
          <draw:text-box>
            <text:list text:style-name="L2">
              <text:list-item>
                <text:p>x=6 ; y=2 <text:s text:c="19"/>z=`expr $x + $y` <text:s text:c="8"/>echo $z <text:s text:c="21"/>output:- 8</text:p>
              </text:list-item>
              <text:list-item>
                <text:p>expr “tux_huts” : '.*' <text:s text:c="3"/>output:- 8</text:p>
              </text:list-item>
              <text:list-item>
                <text:p>It counts the number of characters.</text:p>
              </text:list-item>
            </text:list>
          </draw:text-box>
        </draw:frame>
        <draw:frame draw:style-name="gr2" draw:text-style-name="P5" draw:layer="layout" svg:width="2.695cm" svg:height="3.112cm" svg:x="25.307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3" draw:text-style-name="P4" draw:layer="layout" svg:width="25.199cm" svg:height="3.507cm" svg:x="1.4cm" svg:y="0.837cm" presentation:class="title">
          <draw:text-box>
            <text:p><text:span text:style-name="T3">While and until</text:span></text:p>
          </draw:text-box>
        </draw:frame>
        <draw:frame presentation:style-name="pr14" draw:layer="layout" svg:width="24.599cm" svg:height="11.501cm" svg:x="2cm" svg:y="5.5cm" presentation:class="outline">
          <draw:text-box>
            <text:list text:style-name="L2">
              <text:list-item>
                <text:p>while <text:span text:style-name="T5">condition is true</text:span> <text:s text:c="38"/>do <text:s text:c="69"/><text:s text:c="12"/><text:span text:style-name="T5">commands</text:span> <text:s text:c="44"/><text:s text:c="2"/>done</text:p>
              </text:list-item>
              <text:list-item>
                <text:p>Until is while's complement</text:p>
              </text:list-item>
              <text:list-item>
                <text:p>The loop body is executed repeatedly until the condition remains false.</text:p>
              </text:list-item>
            </text:list>
          </draw:text-box>
        </draw:frame>
        <draw:frame draw:style-name="gr2" draw:text-style-name="P5" draw:layer="layout" svg:width="2.695cm" svg:height="3.112cm" svg:x="25.308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>
          <draw:text-box>
            <text:p><text:span text:style-name="T3">For: looping</text:span></text:p>
          </draw:text-box>
        </draw:frame>
        <draw:frame presentation:style-name="pr9" draw:layer="layout" svg:width="24.599cm" svg:height="13.661cm" svg:x="2cm" svg:y="4.339cm" presentation:class="outline" presentation:user-transformed="true">
          <draw:text-box>
            <text:list text:style-name="L2">
              <text:list-item>
                <text:p>for <text:span text:style-name="T5">variable</text:span> in <text:span text:style-name="T5">list</text:span> ; do <text:s text:c="39"/><text:s text:c="14"/><text:span text:style-name="T5">commands <text:s text:c="9"/></text:span><text:s text:c="33"/>done</text:p>
              </text:list-item>
              <text:list-item>
                <text:p>for file in chap20 chap21 ; do <text:s text:c="27"/><text:s text:c="4"/>cp $file ${file}.bak <text:s text:c="41"/><text:s text:c="5"/>echo $file copied to $file.bak <text:s text:c="23"/><text:s text:c="2"/>done</text:p>
              </text:list-item>
              <text:list-item>
                <text:p>for file in *.c ; do <text:s text:c="47"/><text:s text:c="7"/>cp $file ${file}.bak <text:s text:c="38"/>done</text:p>
              </text:list-item>
            </text:list>
          </draw:text-box>
        </draw:frame>
        <draw:frame draw:style-name="gr2" draw:text-style-name="P5" draw:layer="layout" svg:width="2.695cm" svg:height="3.112cm" svg:x="25.307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><text:span text:style-name="T3">basename</text:span></text:p>
          </draw:text-box>
        </draw:frame>
        <draw:frame presentation:style-name="pr24" draw:layer="layout" svg:width="24.599cm" svg:height="11.713cm" svg:x="2cm" svg:y="5.5cm" presentation:class="outline" presentation:user-transformed="true">
          <draw:text-box>
            <text:list text:style-name="L2">
              <text:list-item>
                <text:p>Changing file extensions.</text:p>
              </text:list-item>
              <text:list-item>
                <text:p>basename hello.java .java</text:p>
              </text:list-item>
              <text:list-item>
                <text:p>Strips off the string represented by 2<text:span text:style-name="T22">nd</text:span> argument from 1<text:span text:style-name="T22">st</text:span> argument.</text:p>
              </text:list-item>
              <text:list-item>
                <text:p><text:span text:style-name="T13">for file in *.txt ; do <text:s text:c="45"/></text:span><text:span text:style-name="T13"><text:s text:c="4"/>leftname=`basename $file .txt` <text:s text:c="21"/></text:span><text:span text:style-name="T13"><text:s text:c="5"/>mv $file ${leftname}.doc <text:s text:c="30"/></text:span><text:span text:style-name="T13"><text:s/>done</text:span></text:p>
              </text:list-item>
            </text:list>
          </draw:text-box>
        </draw:frame>
        <draw:frame draw:style-name="gr2" draw:text-style-name="P5" draw:layer="layout" svg:width="2.695cm" svg:height="3.112cm" svg:x="25.308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1T32">
        <draw:frame presentation:style-name="pr25" draw:text-style-name="P7" draw:layer="layout" svg:width="25.199cm" svg:height="15.912cm" svg:x="1.4cm" svg:y="0.962cm" presentation:class="subtitle">
          <draw:text-box>
            <text:p><text:span text:style-name="T23">Thank you and</text:span></text:p>
            <text:p><text:span text:style-name="T23">All the best for the QUIZ!!!</text:span></text:p>
          </draw:text-box>
        </draw:frame>
        <draw:frame draw:style-name="gr2" draw:text-style-name="P5" draw:layer="layout" svg:width="2.695cm" svg:height="3.112cm" svg:x="25.309cm" svg:y="17.888cm">
          <draw:image xlink:href="../coeplogo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5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.001cm" svg:y="28.214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5cm" svg:y="28.214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hir kulkarni</meta:initial-creator>
    <meta:creation-date>2009-10-03T16:53:13</meta:creation-date>
    <meta:editing-duration>PT7H13M12S</meta:editing-duration>
    <meta:editing-cycles>45</meta:editing-cycles>
    <dc:date>2019-06-24T12:44:26.911012717</dc:date>
    <meta:generator>LibreOffice/6.0.7.3$Linux_X86_64 LibreOffice_project/00m0$Build-3</meta:generator>
    <meta:document-statistic meta:object-count="171"/>
  </office:meta>
</office:document-meta>
</file>